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margin-top="0in" fo:margin-bottom="0in" loext:contextual-spacing="false" style:line-height-at-least="0.2083in" fo:widows="1" fo:padding="0in" fo:border="none"/>
      <style:text-properties fo:font-variant="normal" fo:text-transform="none" fo:color="#333333" style:font-name="Helvetica Neue" fo:letter-spacing="normal" fo:font-style="normal" fo:font-weight="normal"/>
    </style:style>
    <style:style style:name="P2" style:family="paragraph" style:parent-style-name="Text_20_body" style:list-style-name="L1">
      <style:paragraph-properties fo:margin-left="0in" fo:margin-right="0in" fo:margin-top="0in" fo:margin-bottom="0in" loext:contextual-spacing="false" style:line-height-at-least="0.2083in" fo:widows="1" fo:text-indent="0in" style:auto-text-indent="false" fo:padding="0in" fo:border="none"/>
    </style:style>
    <style:style style:name="P3" style:family="paragraph" style:parent-style-name="Text_20_body">
      <style:paragraph-properties fo:margin-left="0in" fo:margin-right="0in" fo:margin-top="0in" fo:margin-bottom="0.1043in" loext:contextual-spacing="false" style:line-height-at-least="0.2083in" fo:widows="1" fo:text-indent="0in" style:auto-text-indent="false"/>
    </style:style>
    <style:style style:name="P4" style:family="paragraph" style:parent-style-name="Heading_20_1">
      <style:text-properties fo:font-variant="normal" fo:text-transform="none" fo:color="#333333" style:font-name="inherit" fo:font-size="9.75pt" fo:letter-spacing="normal" fo:font-style="normal" fo:font-weight="normal"/>
    </style:style>
    <style:style style:name="T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loext:padding-left="0.1457in" loext:padding-right="0.1457in" loext:padding-top="0.0835in" loext:padding-bottom="0.0835in" loext:border="0.06pt solid #00628e"/>
    </style:style>
    <style:style style:name="T2" style:family="text">
      <style:text-properties fo:font-variant="normal" fo:text-transform="none" fo:color="#333333" style:font-name="Helvetica Neue" fo:font-size="9.75pt" fo:letter-spacing="normal" fo:font-style="normal" fo:font-weight="bold"/>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style:font-name="Helvetica Neue" fo:letter-spacing="normal" fo:font-style="normal" fo:font-weight="bold"/>
    </style:style>
    <style:style style:name="T5" style:family="text">
      <style:text-properties fo:font-variant="normal" fo:text-transform="none" fo:color="#333333" style:font-name="Helvetica Neue" fo:letter-spacing="normal" fo:font-style="normal" fo:font-weight="normal"/>
    </style:style>
    <style:style style:name="T6"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de: Randomize Customers for Each Hour</text:h>
      <text:list xml:id="list6086782687563667674" text:style-name="L1">
        <text:list-item>
          <text:p text:style-name="P2"><text:span text:style-name="T4">Due</text:span><text:span text:style-name="T5"> Monday by 6:30pm </text:span></text:p>
        </text:list-item>
        <text:list-item>
          <text:p text:style-name="P1"><text:span text:style-name="T6">Points</text:span> 10 </text:p>
        </text:list-item>
        <text:list-item>
          <text:p text:style-name="P1"><text:span text:style-name="T6">Submitting</text:span> a text entry box or a website url</text:p>
        </text:list-item>
      </text:list>
      <text:p text:style-name="P3"><text:span text:style-name="Strong_20_Emphasis"><text:span text:style-name="T2">JavaScript:</text:span></text:span><text:span text:style-name="T3"><text:line-break/>Change the donut shop object to generate the number of customers for each hour that the shop is open. Output the hourly customer and donut information to the web page. Make sure that the total donuts for the day reflects the sum of donuts for each hour.</text:span></text:p>
      <text:p text:style-name="P3"><text:span text:style-name="Strong_20_Emphasis"><text:span text:style-name="T2">HTML:</text:span></text:span><text:span text:style-name="T3"><text:line-break/>Instead of dumping all the customer and donut baking data into a single table cell for each, this would be a good time to redesign how the table is built to better reflect the shop data. Make a table for each shop individually which lists out each hour of operation throughout the day, along with the number of customers and the number of donuts, each in their own cell. Make cells that show the total customers and the total donuts for the day.</text:span></text:p>
      <text:p text:style-name="P3"><text:span text:style-name="Strong_20_Emphasis"><text:span text:style-name="T2">CSS:</text:span></text:span><text:span text:style-name="T3"><text:line-break/>Format the tables so that the hours of operation are easy to distinguish from each other. Table headings and summary cells should properly highlighted to visually call attention to their contents.</text:span></text:p>
      <text:p text:style-name="P3"><text:span text:style-name="Strong_20_Emphasis"><text:span text:style-name="T2">Git:</text:span></text:span><text:span text:style-name="T3"><text:line-break/>Make a new branch called 'random-per-hour', and sync it with GitHub. Post your branch URL to the assignment.</text:span></text:p>
      <text:p text:style-name="P3"><text:span text:style-name="Strong_20_Emphasis"><text:span text:style-name="T2">Feedback:</text:span></text:span><text:span text:style-name="T3"> Please record any comments, observations, or ah-ha moments that you had with this assign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1:17:14.992658552</meta:creation-date>
    <dc:date>2015-11-11T11:17:32.576236097</dc:date>
    <meta:editing-duration>PT17S</meta:editing-duration>
    <meta:editing-cycles>1</meta:editing-cycles>
    <meta:document-statistic meta:table-count="0" meta:image-count="0" meta:object-count="0" meta:page-count="1" meta:paragraph-count="9" meta:word-count="222" meta:character-count="1250" meta:non-whitespace-character-count="1038"/>
    <meta:generator>LibreOffice/5.0.2.2$Linux_X86_64 LibreOffice_project/00m0$Build-2</meta:generator>
  </office:meta>
</office:document-meta>
</file>